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officeooo:rsid="000f6b3e" officeooo:paragraph-rsid="000f6b3e"/>
    </style:style>
    <style:style style:name="P4" style:family="paragraph" style:parent-style-name="Text_20_body">
      <style:paragraph-properties fo:line-height="150%"/>
      <style:text-properties officeooo:rsid="00115a22" officeooo:paragraph-rsid="00115a22"/>
    </style:style>
    <style:style style:name="P5" style:family="paragraph" style:parent-style-name="Text_20_body">
      <style:paragraph-properties fo:line-height="150%"/>
      <style:text-properties officeooo:paragraph-rsid="000f6b3e"/>
    </style:style>
    <style:style style:name="T1" style:family="text">
      <style:text-properties officeooo:rsid="000f6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Hi, my name is Karl Poulson and I believe I can contribute greatly to your team! I have experience building websites from the ground up with a strong competency with HTML5, CSS, and JavaScript. </text:span></text:p>
      <text:p text:style-name="P3">In my academic journey, I've become adept at learning. Whether it's a library, framework, tool, or language, I can pick it up. I'm driven and persistent. Once I set my mind on something, I see it through to the end.</text:p>
      <text:p text:style-name="P2">I've got practical know-how in modern web development, data science, software development, machine learning, and advanced Python programming. My portfolio showcases projects like "Furniture Store," a React e-commerce site, and "Reptile Tracker," a full-stack app using Prisma and React.</text:p>
      <text:p text:style-name="P3">Great achievements are built on collaboration. I firmly believe in the power of working together to accomplish what individuals cannot alone. I continually strive to enhance my interpersonal skills and diplomacy, recognizing that effective communication is vital. When I notice something of interest or concern, I'm proactive in discussing it. Additionally, I welcome constructive criticism as an opportunity for growth.</text:p>
      <text:p text:style-name="P2">Thank you for reviewing my application. I'm eager to explore how my skills and experiences match your company's needs. Attached are my resume and GitHub projects for your consideration.</text:p>
      <text:p text:style-name="P4">Warm Regards,</text:p>
      <text:p text:style-name="P3">Kar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3:25:19.781541599</meta:creation-date>
    <dc:date>2024-05-06T17:15:02.206132973</dc:date>
    <meta:editing-duration>P1DT15H39M4S</meta:editing-duration>
    <meta:editing-cycles>4</meta:editing-cycles>
    <meta:generator>LibreOffice/7.6.5.2$Linux_X86_64 LibreOffice_project/60$Build-2</meta:generator>
    <meta:document-statistic meta:table-count="0" meta:image-count="0" meta:object-count="0" meta:page-count="1" meta:paragraph-count="7" meta:word-count="205" meta:character-count="1317" meta:non-whitespace-character-count="1118"/>
  </office:meta>
</office:document-meta>
</file>